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shadow="none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shadow="none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8" style:family="paragraph" style:parent-style-name="Standard">
      <style:paragraph-properties fo:break-before="page"/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270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271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272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273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274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275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276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277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278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279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280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281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282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283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284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8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86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287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9b57f0" officeooo:paragraph-rsid="029b57f0"/>
    </style:style>
    <style:style style:name="P2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89">16</text:p>
            <text:p text:style-name="P290">17</text:p>
            <text:p text:style-name="P291">18</text:p>
            <text:p text:style-name="P291">19</text:p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2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14">CONCETTO</text:p>
          </table:table-cell>
          <table:table-cell table:style-name="Table14.A1" office:value-type="string">
            <text:p text:style-name="P314">COSTRUTTO</text:p>
          </table:table-cell>
          <table:table-cell table:style-name="Table14.A1" office:value-type="string">
            <text:p text:style-name="P314">ACCESSI</text:p>
          </table:table-cell>
          <table:table-cell table:style-name="Table14.D1" office:value-type="string">
            <text:p text:style-name="P314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93">E</text:p>
          </table:table-cell>
          <table:table-cell table:style-name="Table14.A2" office:value-type="string">
            <text:p text:style-name="P293">1<text:span text:style-name="T132">000</text:span></text:p>
          </table:table-cell>
          <table:table-cell table:style-name="Table14.D2" office:value-type="string">
            <text:p text:style-name="P293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7">TOTALE</text:p>
          </table:table-cell>
          <table:covered-table-cell/>
          <table:table-cell table:style-name="Table14.D2" table:number-columns-spanned="2" office:value-type="string">
            <text:p text:style-name="P294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84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92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92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88">Analisi delle ridondanze</text:p>
      <text:p text:style-name="P260"/>
      <text:p text:style-name="P261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2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2"/>
      <text:p text:style-name="P264">Senza ridondanza:</text:p>
      <text:p text:style-name="P264">6: 1.280.000 operazioni al mese, <text:span text:style-name="T139">cioè 430.000 operazioni al </text:span><text:span text:style-name="T140">giorno</text:span></text:p>
      <text:p text:style-name="P264">10: <text:span text:style-name="T139">80 operazioni al giorno</text:span></text:p>
      <text:p text:style-name="P264"/>
      <text:p text:style-name="P265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15">CONCETTO</text:p>
          </table:table-cell>
          <table:table-cell table:style-name="Table16.A1" office:value-type="string">
            <text:p text:style-name="P315">COSTRUTTO</text:p>
          </table:table-cell>
          <table:table-cell table:style-name="Table16.A1" office:value-type="string">
            <text:p text:style-name="P315">ACCESSI</text:p>
          </table:table-cell>
          <table:table-cell table:style-name="Table16.D1" office:value-type="string">
            <text:p text:style-name="P315">TIPO</text:p>
          </table:table-cell>
        </table:table-row>
        <table:table-row table:style-name="Table16.2">
          <table:table-cell table:style-name="Table16.A2" office:value-type="string">
            <text:p text:style-name="P297">VOLO</text:p>
          </table:table-cell>
          <table:table-cell table:style-name="Table16.A2" office:value-type="string">
            <text:p text:style-name="P298">E</text:p>
          </table:table-cell>
          <table:table-cell table:style-name="Table16.A2" office:value-type="string">
            <text:p text:style-name="P298">1<text:span text:style-name="T134">000</text:span></text:p>
          </table:table-cell>
          <table:table-cell table:style-name="Table16.D2" office:value-type="string">
            <text:p text:style-name="P298">L</text:p>
          </table:table-cell>
        </table:table-row>
        <table:table-row table:style-name="Table16.2">
          <table:table-cell table:style-name="Table16.A2" office:value-type="string">
            <text:p text:style-name="P299">RIFERIMENTO</text:p>
          </table:table-cell>
          <table:table-cell table:style-name="Table16.A2" office:value-type="string">
            <text:p text:style-name="P300">R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0">L</text:p>
          </table:table-cell>
        </table:table-row>
        <table:table-row table:style-name="Table16.2">
          <table:table-cell table:style-name="Table16.A2" office:value-type="string">
            <text:p text:style-name="P299">BIGLIETTO</text:p>
          </table:table-cell>
          <table:table-cell table:style-name="Table16.A2" office:value-type="string">
            <text:p text:style-name="P300">E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1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8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95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265"/>
      <text:p text:style-name="P265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16">CONCETTO</text:p>
          </table:table-cell>
          <table:table-cell table:style-name="Table17.A1" office:value-type="string">
            <text:p text:style-name="P316">COSTRUTTO</text:p>
          </table:table-cell>
          <table:table-cell table:style-name="Table17.A1" office:value-type="string">
            <text:p text:style-name="P316">ACCESSI</text:p>
          </table:table-cell>
          <table:table-cell table:style-name="Table17.D1" office:value-type="string">
            <text:p text:style-name="P316">TIPO</text:p>
          </table:table-cell>
        </table:table-row>
        <table:table-row table:style-name="Table17.2">
          <table:table-cell table:style-name="Table17.A1" office:value-type="string">
            <text:p text:style-name="P302">BIGLIETTO</text:p>
          </table:table-cell>
          <table:table-cell table:style-name="Table17.A1" office:value-type="string">
            <text:p text:style-name="P304">E</text:p>
          </table:table-cell>
          <table:table-cell table:style-name="Table17.A1" office:value-type="string">
            <text:p text:style-name="P304">1</text:p>
          </table:table-cell>
          <table:table-cell table:style-name="Table17.D1" office:value-type="string">
            <text:p text:style-name="P304">S</text:p>
          </table:table-cell>
        </table:table-row>
        <table:table-row table:style-name="Table17.2">
          <table:table-cell table:style-name="Table17.A3" office:value-type="string">
            <text:p text:style-name="P302">RIFERIMENTO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PRENOTAZIONE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SCELTA</text:p>
          </table:table-cell>
          <table:table-cell table:style-name="Table17.A3" office:value-type="string">
            <text:p text:style-name="P303">R</text:p>
          </table:table-cell>
          <table:table-cell table:style-name="Table17.A3" office:value-type="string">
            <text:p text:style-name="P303">1</text:p>
          </table:table-cell>
          <table:table-cell table:style-name="Table17.D3" office:value-type="string">
            <text:p text:style-name="P303">S</text:p>
          </table:table-cell>
        </table:table-row>
        <table:table-row table:style-name="Table17.2">
          <table:table-cell table:style-name="Table17.A1" office:value-type="string">
            <text:p text:style-name="P306">SEDILE</text:p>
          </table:table-cell>
          <table:table-cell table:style-name="Table17.A1" office:value-type="string">
            <text:p text:style-name="P307">E</text:p>
          </table:table-cell>
          <table:table-cell table:style-name="Table17.A1" office:value-type="string">
            <text:p text:style-name="P307">1</text:p>
          </table:table-cell>
          <table:table-cell table:style-name="Table17.D1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RESENZA</text:p>
          </table:table-cell>
          <table:table-cell table:style-name="Table17.A3" office:value-type="string">
            <text:p text:style-name="P307">R</text:p>
          </table:table-cell>
          <table:table-cell table:style-name="Table17.A3" office:value-type="string">
            <text:p text:style-name="P307">1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OSTO</text:p>
          </table:table-cell>
          <table:table-cell table:style-name="Table17.A3" office:value-type="string">
            <text:p text:style-name="P307">E</text:p>
          </table:table-cell>
          <table:table-cell table:style-name="Table17.A3" office:value-type="string">
            <text:p text:style-name="P307">10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8">VOLO</text:p>
          </table:table-cell>
          <table:table-cell table:style-name="Table17.A3" office:value-type="string">
            <text:p text:style-name="P309">E</text:p>
          </table:table-cell>
          <table:table-cell table:style-name="Table17.A3" office:value-type="string">
            <text:p text:style-name="P309">1</text:p>
          </table:table-cell>
          <table:table-cell table:style-name="Table17.D3" office:value-type="string">
            <text:p text:style-name="P309">L</text:p>
          </table:table-cell>
        </table:table-row>
        <table:table-row table:style-name="Table17.2">
          <table:table-cell table:style-name="Table17.A3" office:value-type="string">
            <text:p text:style-name="P310">EFFETTUAZIONE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TIPOLOGIA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MODELLO</text:p>
          </table:table-cell>
          <table:table-cell table:style-name="Table17.A3" office:value-type="string">
            <text:p text:style-name="P311">E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2">RAGGRUPPAMENTO</text:p>
          </table:table-cell>
          <table:table-cell table:style-name="Table17.A3" office:value-type="string">
            <text:p text:style-name="P313">R</text:p>
          </table:table-cell>
          <table:table-cell table:style-name="Table17.A3" office:value-type="string">
            <text:p text:style-name="P313">3</text:p>
          </table:table-cell>
          <table:table-cell table:style-name="Table17.D3" office:value-type="string">
            <text:p text:style-name="P313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9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96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263"/>
      <text:p text:style-name="P266">Si evince quindi che conviene aggiungere l’attributo costoTotale in biglietto.</text:p>
      <text:p text:style-name="P286"><text:span text:style-name="T84">T</text:span><text:span text:style-name="T82">raduzione delle entità e associazioni in relazioni</text:span></text:p>
      <text:p text:style-name="P267"/>
      <text:p text:style-name="P269">aeroporto(<text:span text:style-name="T145">codiceICAO</text:span><text:span text:style-name="T148">, </text:span><text:span text:style-name="T149">codiceIATA, </text:span><text:span text:style-name="T150">stato, città</text:span>)</text:p>
      <text:p text:style-name="P275">UNIQUE(codiceIATA)</text:p>
      <text:p text:style-name="P270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276">UNIQUE(dataPartenza, oraPartenza, partenza, destinazione)</text:p>
      <text:p text:style-name="P271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272">personale(nome, cognome, <text:span text:style-name="T145">codiceFiscale</text:span><text:span text:style-name="T148">, dataNascita, dataAssunzione, ruolo: ruolo</text:span>)</text:p>
      <text:p text:style-name="P273">ruolo(<text:span text:style-name="T145">nomeRuolo</text:span><text:span text:style-name="T148">, descrizione</text:span>)</text:p>
      <text:p text:style-name="P274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277">passeggero(nome, cognome, <text:span text:style-name="T145">codiceFiscale</text:span><text:span text:style-name="T148">, email, password</text:span>)</text:p>
      <text:p text:style-name="P278">sedile(<text:span text:style-name="T145">codice</text:span>)</text:p>
      <text:p text:style-name="P278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279">modello(<text:span text:style-name="T145">produttore</text:span><text:span text:style-name="T148">: produttore, </text:span><text:span text:style-name="T145">nome</text:span><text:span text:style-name="T148">, descrizione</text:span>)</text:p>
      <text:p text:style-name="P280">produttore(<text:span text:style-name="T145">nome</text:span><text:span text:style-name="T148">, descrizione</text:span>)</text:p>
      <text:p text:style-name="P281">classe(<text:span text:style-name="T145">nome</text:span><text:span text:style-name="T148">, descrizione</text:span>)</text:p>
      <text:p text:style-name="P282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283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87"><text:span text:style-name="T82">Schema relazionale finale</text:span></text:p>
      <text:p text:style-name="P267"/>
      <text:p text:style-name="P267"><draw:frame draw:style-name="fr1" draw:name="Image7" text:anchor-type="char" svg:width="6.9252in" svg:height="8.1256in" draw:z-index="7"><draw:image xlink:href="Pictures/1000000000000361000003F71CB6849B.png" xlink:type="simple" xlink:show="embed" xlink:actuate="onLoad" draw:mime-type="image/png"/></draw:frame></text:p>
      <text:p text:style-name="P267"/>
      <text:p text:style-name="P267"><text:soft-page-break/></text:p>
      <text:p text:style-name="P268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2:21:59.795614431</dc:date>
    <meta:editing-duration>P2DT6H12M35S</meta:editing-duration>
    <meta:editing-cycles>541</meta:editing-cycles>
    <meta:print-date>2024-03-23T15:55:12.632544733</meta:print-date>
    <meta:printed-by>PDF files</meta:printed-by>
    <meta:document-statistic meta:table-count="17" meta:image-count="8" meta:object-count="0" meta:page-count="20" meta:paragraph-count="559" meta:word-count="2407" meta:character-count="15552" meta:non-whitespace-character-count="13693"/>
  </office:meta>
</office:document-meta>
</file>